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4cm" fo:min-width="0cm"/>
    </style:style>
    <style:style style:name="gr2" style:family="graphic" style:parent-style-name="standard">
      <style:graphic-properties draw:stroke="dash" draw:stroke-dash="Ultrafine_20_Dashed" draw:fill="gradient" draw:fill-gradient-name="Grün-weiß" draw:textarea-horizontal-align="left" draw:textarea-vertical-align="top" draw:auto-grow-height="false" fo:padding-top="0.05cm" fo:padding-bottom="0.05cm" fo:padding-left="0.05cm" fo:padding-right="0.05cm"/>
    </style:style>
    <style:style style:name="gr3" style:family="graphic" style:parent-style-name="standard">
      <style:graphic-properties draw:fill="solid" draw:fill-color="#216021" draw:textarea-horizontal-align="justify" draw:textarea-vertical-align="middle" draw:auto-grow-height="false" fo:padding-top="0cm" fo:padding-bottom="0cm" fo:padding-left="0cm" fo:padding-right="0cm" draw:shadow="visible" draw:shadow-offset-x="0.1cm" draw:shadow-offset-y="0.1cm"/>
    </style:style>
    <style:style style:name="gr4" style:family="graphic" style:parent-style-name="standard">
      <style:graphic-properties draw:marker-start-width="0.2cm" draw:marker-end="Arrow_20_concave" draw:marker-end-width="0.2cm" draw:textarea-horizontal-align="center"/>
    </style:style>
    <style:style style:name="gr5" style:family="graphic" style:parent-style-name="standard">
      <style:graphic-properties draw:stroke="solid" svg:stroke-color="#000000" draw:fill="solid" draw:fill-color="#c0c0c0" draw:fill-gradient-name="Grau_20_-_20_weiß" fo:min-height="0.379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cm"/>
    </style:style>
    <style:style style:name="gr7" style:family="graphic" style:parent-style-name="standard">
      <style:graphic-properties draw:fill="solid" draw:fill-color="#7da647" draw:textarea-horizontal-align="justify" draw:textarea-vertical-align="middle" draw:auto-grow-height="false" fo:padding-top="0cm" fo:padding-bottom="0cm" fo:padding-left="0cm" fo:padding-right="0cm" draw:shadow="visible" draw:shadow-offset-x="0.1cm" draw:shadow-offset-y="0.1cm"/>
    </style:style>
    <style:style style:name="gr8" style:family="graphic" style:parent-style-name="standard">
      <style:graphic-properties draw:stroke="dash" draw:stroke-dash="Fine_20_Dashed_20__28_var_29_" svg:stroke-width="0cm" svg:stroke-color="#000000" draw:marker-start-width="0.2cm" draw:marker-end="Arrow_20_concave" draw:marker-end-width="0.2cm" draw:textarea-horizontal-align="center" fo:padding-top="0.125cm" fo:padding-bottom="0.125cm" fo:padding-left="0.25cm" fo:padding-right="0.25cm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 fo:font-size="8pt" style:font-size-asian="18pt" style:font-size-complex="18pt"/>
    </style:style>
    <style:style style:name="P4" style:family="paragraph">
      <style:paragraph-properties fo:text-align="center"/>
      <style:text-properties fo:font-family="'Courier New'" style:font-family-generic="modern" style:font-pitch="fixed" fo:font-size="10pt" fo:font-weight="bold"/>
    </style:style>
    <style:style style:name="P5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0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4pt" fo:font-weight="bold"/>
    </style:style>
    <style:style style:name="P8" style:family="paragraph">
      <style:paragraph-properties fo:margin-left="0cm" fo:margin-right="0cm" fo:text-align="center" fo:text-indent="0cm"/>
      <style:text-properties fo:color="#000000"/>
    </style:style>
    <style:style style:name="P9" style:family="paragraph">
      <style:paragraph-properties fo:margin-left="0cm" fo:margin-right="0cm" fo:text-align="center" fo:text-indent="0cm"/>
      <style:text-properties fo:color="#000000" fo:font-size="8pt" style:font-size-asian="18pt" style:font-size-complex="18pt"/>
    </style:style>
    <style:style style:name="P10" style:family="paragraph">
      <style:paragraph-properties fo:margin-left="0cm" fo:margin-right="0cm" fo:text-align="center" fo:text-indent="0cm"/>
      <style:text-properties fo:font-size="7pt" fo:font-style="italic"/>
    </style:style>
    <style:style style:name="P11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7pt" fo:font-style="italic" fo:font-weight="normal"/>
    </style:style>
    <style:style style:name="P12" style:family="paragraph">
      <style:paragraph-properties fo:margin-left="0cm" fo:margin-right="0cm" fo:text-align="start" fo:text-indent="0cm"/>
      <style:text-properties fo:font-size="7pt" fo:font-style="italic"/>
    </style:style>
    <style:style style:name="P13" style:family="paragraph">
      <style:paragraph-properties fo:margin-left="0cm" fo:margin-right="0cm" fo:text-align="start" fo:text-indent="0cm"/>
      <style:text-properties fo:font-family="'Bitstream Vera Sans'" style:font-family-generic="swiss" style:font-pitch="variable" fo:font-size="7pt" fo:font-style="italic" fo:font-weight="normal"/>
    </style:style>
    <style:style style:name="T1" style:family="text">
      <style:text-properties fo:color="#ffffff" fo:font-size="9pt" style:font-size-asian="18pt" style:font-size-complex="18pt"/>
    </style:style>
    <style:style style:name="T2" style:family="text">
      <style:text-properties fo:color="#ffffff" fo:font-size="7pt" style:font-size-asian="18pt" style:font-size-complex="18pt"/>
    </style:style>
    <style:style style:name="T3" style:family="text">
      <style:text-properties fo:font-family="'Courier New'" style:font-family-generic="modern" style:font-pitch="fixed" fo:font-size="10pt" fo:font-weight="bold"/>
    </style:style>
    <style:style style:name="T4" style:family="text">
      <style:text-properties fo:font-size="14pt" fo:font-weight="bold"/>
    </style:style>
    <style:style style:name="T5" style:family="text">
      <style:text-properties fo:font-size="9pt" style:font-size-asian="18pt" style:font-size-complex="18pt"/>
    </style:style>
    <style:style style:name="T6" style:family="text">
      <style:text-properties fo:font-size="7pt" style:font-size-asian="18pt" style:font-size-complex="18pt"/>
    </style:style>
    <style:style style:name="T7" style:family="text">
      <style:text-properties fo:font-family="'Bitstream Vera Sans'" style:font-family-generic="swiss" style:font-pitch="variable" fo:font-size="7pt"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0.502cm" svg:height="1.237cm" svg:x="4.258cm" svg:y="7.462cm">
          <draw:text-box>
            <text:p text:style-name="P6"/>
          </draw:text-box>
        </draw:frame>
        <draw:g>
          <draw:custom-shape draw:style-name="gr2" draw:text-style-name="P1" draw:layer="layout" svg:width="14.5cm" svg:height="8cm" svg:x="0cm" svg:y="0cm">
            <draw:glue-point draw:id="4" svg:x="3.916cm" svg:y="0.666cm"/>
            <text:p text:style-name="P6"/>
            <draw:enhanced-geometry svg:viewBox="0 0 21600 21600" draw:mirror-horizontal="false" draw:mirror-vertical="false" draw:path-stretchpoint-x="10800" draw:path-stretchpoint-y="10800" draw:text-areas="?f3 ?f4 ?f5 ?f6" draw:type="round-rectangle" draw:modifiers="2065.36993273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3cm" svg:height="1.5cm" draw:transform="rotate (3.1415926535892) translate (3.25cm 2.5cm)">
            <draw:glue-point draw:id="4" svg:x="-1.923cm" svg:y="-4.333cm"/>
            <text:p text:style-name="P2"><text:span text:style-name="T1">HAL for </text:span></text:p>
            <text:p text:style-name="P2"><text:span text:style-name="T1">supplementary</text:span></text:p>
            <text:p text:style-name="P2"><text:span text:style-name="T1">extended drivers</text:span><text:span text:style-name="T2"><text:line-break/></text:span><text:span text:style-name="T2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id="id5" draw:layer="layout" svg:width="3.5cm" svg:height="1.5cm" draw:transform="rotate (3.1415926535892) translate (3.75cm 4.5cm)">
            <draw:glue-point draw:id="4" svg:x="-1.923cm" svg:y="-4.333cm"/>
            <draw:glue-point draw:id="5" svg:x="-3.75cm" svg:y="5cm"/>
            <text:p text:style-name="P2"><text:span text:style-name="T1">Central HAL header</text:span></text:p>
            <text:p text:style-name="P2"><text:span text:style-name="T1">for supplementary</text:span></text:p>
            <text:p text:style-name="P2"><text:span text:style-name="T1">actor driver</text:span></text:p>
            <text:p text:style-name="P2"><text:span text:style-name="T2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id="id1" draw:layer="layout" svg:width="2.8cm" svg:height="1.5cm" draw:transform="rotate (3.1415926535892) translate (10.5cm 4.5cm)">
            <draw:glue-point draw:id="4" svg:x="-1.923cm" svg:y="-4.333cm"/>
            <text:p text:style-name="P2"><text:span text:style-name="T1">HAL for</text:span></text:p>
            <text:p text:style-name="P2"><text:span text:style-name="T1">supplementary</text:span></text:p>
            <text:p text:style-name="P2"><text:span text:style-name="T1">drivers on PC</text:span></text:p>
            <text:p text:style-name="P2"><text:span text:style-name="T2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id="id7" draw:layer="layout" svg:width="3.5cm" svg:height="1.5cm" draw:transform="rotate (3.1415926535892) translate (14.25cm 4.5cm)">
            <draw:glue-point draw:id="4" svg:x="-1.923cm" svg:y="-4.333cm"/>
            <draw:glue-point draw:id="5" svg:x="1.47cm" svg:y="5cm"/>
            <text:p text:style-name="P2"><text:span text:style-name="T1">Central HAL header</text:span></text:p>
            <text:p text:style-name="P2"><text:span text:style-name="T1">for supplementary</text:span></text:p>
            <text:p text:style-name="P2"><text:span text:style-name="T1">RS232 driver</text:span></text:p>
            <text:p text:style-name="P2"><text:span text:style-name="T2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4" draw:layer="layout" draw:type="line" svg:x1="9.1cm" svg:y1="4.5cm" svg:x2="11.375cm" svg:y2="6.25cm" draw:start-shape="id1" draw:start-glue-point="2" draw:end-shape="id2" draw:end-glue-point="0">
            <text:p text:style-name="P6"/>
          </draw:connector>
          <draw:connector draw:style-name="gr4" draw:text-style-name="P4" draw:layer="layout" draw:type="line" svg:x1="9.1cm" svg:y1="4.5cm" svg:x2="6.875cm" svg:y2="6.25cm" draw:start-shape="id1" draw:start-glue-point="2" draw:end-shape="id3" draw:end-glue-point="0">
            <text:p text:style-name="P6"/>
          </draw:connector>
          <draw:connector draw:style-name="gr4" draw:text-style-name="P4" draw:layer="layout" draw:type="line" svg:x1="9.1cm" svg:y1="4.5cm" svg:x2="1.875cm" svg:y2="6.25cm" draw:start-shape="id1" draw:start-glue-point="2" draw:end-shape="id4" draw:end-glue-point="0">
            <text:p text:style-name="P6"/>
          </draw:connector>
          <draw:frame draw:style-name="gr5" draw:text-style-name="P5" draw:layer="layout" svg:width="1.5cm" svg:height="0.399cm" svg:x="4.35cm" svg:y="5.351cm">
            <draw:text-box>
              <text:p text:style-name="P2"><text:span text:style-name="T3">actor</text:span></text:p>
            </draw:text-box>
          </draw:frame>
          <draw:frame draw:style-name="gr6" draw:text-style-name="P7" draw:layer="layout" svg:width="10.878cm" svg:height="1.089cm" svg:x="0cm" svg:y="0cm">
            <draw:text-box>
              <text:p text:style-name="P6"><text:span text:style-name="T4">HAL for supplementary drivers on PC</text:span></text:p>
            </draw:text-box>
          </draw:frame>
          <draw:custom-shape draw:style-name="gr7" draw:text-style-name="P9" draw:id="id2" draw:layer="layout" svg:width="2.75cm" svg:height="1.25cm" draw:transform="rotate (3.1415926535892) translate (12.75cm 7.5cm)">
            <draw:glue-point draw:id="4" svg:x="2.272cm" svg:y="-5cm"/>
            <draw:glue-point draw:id="5" svg:x="1.47cm" svg:y="5cm"/>
            <text:p text:style-name="P8"><text:span text:style-name="T5">Target adoption</text:span></text:p>
            <text:p text:style-name="P8"><text:span text:style-name="T5">of RS232 IO</text:span></text:p>
            <text:p text:style-name="P8"><text:span text:style-name="T6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9" draw:id="id3" draw:layer="layout" svg:width="2.75cm" svg:height="1.25cm" draw:transform="rotate (3.1415926535892) translate (8.25cm 7.5cm)">
            <draw:glue-point draw:id="4" svg:x="-1.923cm" svg:y="-4.333cm"/>
            <draw:glue-point draw:id="5" svg:x="1.47cm" svg:y="5cm"/>
            <text:p text:style-name="P8"><text:span text:style-name="T5">Target adoption</text:span></text:p>
            <text:p text:style-name="P8"><text:span text:style-name="T5">of sensor input</text:span></text:p>
            <text:p text:style-name="P8"><text:span text:style-name="T6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9" draw:id="id4" draw:layer="layout" svg:width="3.25cm" svg:height="1.25cm" draw:transform="rotate (3.1415926535892) translate (3.5cm 7.5cm)">
            <draw:glue-point draw:id="4" svg:x="-1.923cm" svg:y="-4.333cm"/>
            <draw:glue-point draw:id="5" svg:x="1.47cm" svg:y="5cm"/>
            <text:p text:style-name="P8"><text:span text:style-name="T5">Target adoption of</text:span></text:p>
            <text:p text:style-name="P8"><text:span text:style-name="T5">digital/PWM output</text:span></text:p>
            <text:p text:style-name="P8"><text:span text:style-name="T6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1" draw:layer="layout" draw:type="line" svg:x1="0.688cm" svg:y1="4.5cm" svg:x2="1.251cm" svg:y2="6.334cm" draw:start-shape="id5" draw:start-glue-point="5" draw:end-shape="id4" draw:end-glue-point="4">
            <text:p text:style-name="P10"><text:span text:style-name="T7"><text:tab/></text:span><text:span text:style-name="T7"> </text:span><text:span text:style-name="T7">implement</text:span></text:p>
            <text:p text:style-name="P10"><text:span text:style-name="T7"><text:tab/></text:span><text:span text:style-name="T7">depend </text:span></text:p>
          </draw:connector>
          <draw:connector draw:style-name="gr8" draw:text-style-name="P13" draw:layer="layout" draw:type="line" svg:x1="5.75cm" svg:y1="4.5cm" svg:x2="6.347cm" svg:y2="6.334cm" draw:start-shape="id6" draw:end-shape="id3" draw:end-glue-point="4">
            <text:p text:style-name="P12"><text:span text:style-name="T7">implement depend</text:span></text:p>
            <text:p text:style-name="P12"><text:span text:style-name="T7"/></text:p>
            <text:p text:style-name="P12"><text:span text:style-name="T7"/></text:p>
            <text:p text:style-name="P12"><text:span text:style-name="T7"/></text:p>
          </draw:connector>
          <draw:connector draw:style-name="gr8" draw:text-style-name="P11" draw:layer="layout" draw:type="line" svg:x1="13.014cm" svg:y1="4.5cm" svg:x2="11.999cm" svg:y2="6.25cm" draw:start-shape="id7" draw:start-glue-point="5" draw:end-shape="id2" draw:end-glue-point="4">
            <text:p text:style-name="P10"><text:span text:style-name="T7"><text:s/></text:span><text:span text:style-name="T7"><text:tab/></text:span><text:span text:style-name="T7"> <text:s text:c="11"/></text:span><text:span text:style-name="T7">implement</text:span></text:p>
            <text:p text:style-name="P12"><text:span text:style-name="T7"><text:tab/></text:span><text:span text:style-name="T7"> <text:s text:c="6"/></text:span><text:span text:style-name="T7">depend</text:span></text:p>
          </draw:connector>
          <draw:frame draw:style-name="gr5" draw:text-style-name="P5" draw:layer="layout" svg:width="1.5cm" svg:height="0.399cm" svg:x="7.15cm" svg:y="5.351cm">
            <draw:text-box>
              <text:p text:style-name="P2"><text:span text:style-name="T3">sensor</text:span></text:p>
            </draw:text-box>
          </draw:frame>
          <draw:frame draw:style-name="gr5" draw:text-style-name="P5" draw:layer="layout" svg:width="1.5cm" svg:height="0.399cm" svg:x="9.85cm" svg:y="5.351cm">
            <draw:text-box>
              <text:p text:style-name="P2"><text:span text:style-name="T3">rs232</text:span></text:p>
            </draw:text-box>
          </draw:frame>
          <draw:custom-shape draw:style-name="gr3" draw:text-style-name="P3" draw:id="id6" draw:layer="layout" svg:width="3.5cm" svg:height="1.5cm" draw:transform="rotate (3.1415926535892) translate (7.5cm 4.5cm)">
            <draw:glue-point draw:id="4" svg:x="-1.923cm" svg:y="-4.333cm"/>
            <draw:glue-point draw:id="5" svg:x="-3.75cm" svg:y="5cm"/>
            <text:p text:style-name="P2"><text:span text:style-name="T1">Central HAL header</text:span></text:p>
            <text:p text:style-name="P2"><text:span text:style-name="T1">for supplementary</text:span></text:p>
            <text:p text:style-name="P2"><text:span text:style-name="T1">sensor driver</text:span></text:p>
            <text:p text:style-name="P2"><text:span text:style-name="T2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u_20_-_20_weiß" draw:display-name="Grau - weiß" draw:style="linear" draw:start-color="#808080" draw:end-color="#ffffff" draw:start-intensity="100%" draw:end-intensity="100%" draw:angle="1800" draw:border="0%"/>
    <draw:gradient draw:name="Grün-weiß" draw:style="linear" draw:start-color="#008000" draw:end-color="#ffffff" draw:start-intensity="100%" draw:end-intensity="100%" draw:angle="180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de" style:country-asian="DE" style:font-family-complex="'Bitstream Vera Sans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52cm" fo:page-height="8.0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29T10:38:39</meta:creation-date>
    <dc:date>2008-01-09T09:41:54</dc:date>
    <dc:language>de-DE</dc:language>
    <meta:editing-cycles>38</meta:editing-cycles>
    <meta:editing-duration>PT10H30M40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